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4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27"/>
        <table:table-column table:style-name="co7" table:default-cell-style-name="ce25"/>
        <table:table-column table:style-name="co8" table:default-cell-style-name="ce25"/>
        <table:table-column table:style-name="co6" table:default-cell-style-name="ce14"/>
        <table:table-column table:style-name="co9" table:default-cell-style-name="ce4"/>
        <table:table-column table:style-name="co10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17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17" office:value-type="string" calcext:value-type="string" table:number-columns-spanned="2" table:number-rows-spanned="1">
            <text:p>2022年度</text:p>
          </table:table-cell>
          <table:covered-table-cell table:style-name="ce17"/>
          <table:table-cell table:style-name="ce12" office:value-type="string" calcext:value-type="string">
            <text:p>2023</text:p>
          </table:table-cell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21" office:value-type="string" calcext:value-type="string">
            <text:p>1/27</text:p>
          </table:table-cell>
          <table:table-cell table:style-name="ce13" office:value-type="string" calcext:value-type="string">
            <text:p>11/24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4:.J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5:.J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:.J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:.J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:.J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9:.J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10:.J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11:.J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12:.J1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number-columns-repeated="2"/>
          <table:table-cell table:formula="of:=SUM([.D14:.J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number-columns-repeated="2"/>
          <table:table-cell table:formula="of:=SUM([.D15:.J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number-columns-repeated="2"/>
          <table:table-cell table:formula="of:=SUM([.D16:.J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17:.J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18:.J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19:.J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20:.J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21:.J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22:.J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24:.J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25:.J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26:.J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27:.J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28:.J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29:.J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30:.J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23"/>
          <table:table-cell table:number-columns-repeated="3"/>
          <table:table-cell table:style-name="ce27" office:value-type="float" office:value="1" calcext:value-type="float">
            <text:p>1</text:p>
          </table:table-cell>
          <table:table-cell/>
          <table:table-cell table:formula="of:=SUM([.D31:.J3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33:.J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34:.J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35:.J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36:.J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37:.J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38:.J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39:.J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/>
          <table:table-cell table:formula="of:=SUM([.D40:.J4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SUM([.D42:.J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43:.J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44:.J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number-columns-repeated="2"/>
          <table:table-cell table:formula="of:=SUM([.D45:.J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46:.J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47:.J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48:.J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49:.J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/>
          <table:table-cell table:formula="of:=SUM([.D50:.J5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number-columns-repeated="2"/>
          <table:table-cell table:formula="of:=SUM([.D52:.J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53:.J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54:.J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55:.J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formula="of:=SUM([.D56:.J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57:.J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7"/>
          <table:table-cell/>
          <table:table-cell table:formula="of:=SUM([.D58:.J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/>
          <table:table-cell table:formula="of:=SUM([.D59:.J59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7"/>
          <table:table-cell/>
          <table:table-cell table:formula="of:=SUM([.D61:.J6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/>
          <table:table-cell table:formula="of:=SUM([.D62:.J62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formula="of:=SUM([.D63:.J6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formula="of:=SUM([.D64:.J6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SUM([.D65:.J6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SUM([.D66:.J6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4"/>
          <table:table-cell table:style-name="ce7"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67:.J6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4"/>
          <table:table-cell table:style-name="ce7"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68:.J6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69])" office:value-type="float" office:value="10" calcext:value-type="float">
            <text:p>10</text:p>
          </table:table-cell>
          <table:table-cell table:formula="of:=SUM([.E4:.E69])" office:value-type="float" office:value="10" calcext:value-type="float">
            <text:p>10</text:p>
          </table:table-cell>
          <table:table-cell table:style-name="ce14" table:formula="of:=SUM([.F4:.F69])" office:value-type="float" office:value="10" calcext:value-type="float">
            <text:p>10</text:p>
          </table:table-cell>
          <table:table-cell table:style-name="ce7" table:formula="of:=SUM([.G4:.G69])" office:value-type="float" office:value="10" calcext:value-type="float">
            <text:p>10</text:p>
          </table:table-cell>
          <table:table-cell table:style-name="ce7" table:formula="of:=SUM([.H4:.H69])" office:value-type="float" office:value="10" calcext:value-type="float">
            <text:p>10</text:p>
          </table:table-cell>
          <table:table-cell table:formula="of:=SUM([.I4:.I69])" office:value-type="float" office:value="10" calcext:value-type="float">
            <text:p>10</text:p>
          </table:table-cell>
          <table:table-cell table:style-name="ce9"/>
          <table:table-cell table:formula="of:=SUM([.K4:.K69]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09:22:44.093721913</dc:date>
    <meta:editing-duration>PT4H11M37S</meta:editing-duration>
    <meta:editing-cycles>32</meta:editing-cycles>
    <meta:generator>LibreOffice/7.3.7.2$Linux_X86_64 LibreOffice_project/30$Build-2</meta:generator>
    <meta:document-statistic meta:table-count="1" meta:cell-count="346" meta:object-count="0"/>
  </office:meta>
</office:document-meta>
</file>